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7eb" officeooo:paragraph-rsid="001be7eb"/>
    </style:style>
    <style:style style:name="P2" style:family="paragraph" style:parent-style-name="Standard">
      <style:text-properties fo:font-size="14pt" fo:font-weight="bold" officeooo:rsid="001be7eb" officeooo:paragraph-rsid="001be7e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be7eb" officeooo:paragraph-rsid="001be7eb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beceras de modelos:</text:p>
      <text:p text:style-name="P1"/>
      <text:p text:style-name="P2">‘Tontorron’:</text:p>
      <text:p text:style-name="P2"/>
      <text:p text:style-name="P2"/>
      <text:p text:style-name="P2">‘Optimizado’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4:09:36.557443424</meta:creation-date>
    <dc:date>2016-10-14T14:10:39.976608551</dc:date>
    <meta:editing-duration>PT1M3S</meta:editing-duration>
    <meta:editing-cycles>1</meta:editing-cycles>
    <meta:document-statistic meta:table-count="0" meta:image-count="0" meta:object-count="0" meta:page-count="1" meta:paragraph-count="3" meta:word-count="5" meta:character-count="46" meta:non-whitespace-character-count="44"/>
    <meta:generator>LibreOffice/5.1.4.2$Linux_X86_64 LibreOffice_project/10m0$Build-2</meta:generator>
  </office:meta>
</office:document-meta>
</file>